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office:value-type="string" calcext:value-type="string">
            <text:p>Михаил Елизаров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978-5-17-178203-0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office:value-type="string" calcext:value-type="string">
            <text:p>Александр Абрамов; Сергей Абрамов</text:p>
          </table:table-cell>
          <table:table-cell office:value-type="string" calcext:value-type="string">
            <text:p>Всадники ниоткуда. Трилогия</text:p>
          </table:table-cell>
          <table:table-cell office:value-type="string" calcext:value-type="string">
            <text:p>978-5-389-27633-8</text:p>
          </table:table-cell>
          <table:table-cell office:value-type="string" calcext:value-type="string">
            <text:p>Всадники ниоткуда; Рай без памяти; Серебряный вариант</text:p>
          </table:table-cell>
          <table:table-cell office:value-type="string" calcext:value-type="string">
            <text:p>Всадники ниоткуд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Эдуард Веркин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978-5-04-180535-7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office:value-type="string" calcext:value-type="string">
            <text:p>Альберт Санчес Пиньоль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978-5-389-24332-3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office:value-type="string" calcext:value-type="string">
            <text:p>Альберт Санчес Пиньоль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978-5-389-23811-4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1</text:p>
          </table:table-cell>
          <table:table-cell office:value-type="string" calcext:value-type="string">
            <text:p>978-5-389-16170-2; 978-5-389-16171-9; 978-5-389-16172-6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1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2</text:p>
          </table:table-cell>
          <table:table-cell office:value-type="string" calcext:value-type="string">
            <text:p>978-5-389-16170-2; 978-5-389-16171-9; 978-5-389-16172-7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2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978-5-389-24791-8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1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978-5-389-25415-2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2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978-5-389-30083-5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4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1</text:p>
          </table:table-cell>
          <table:table-cell office:value-type="string" calcext:value-type="string">
            <text:p>978-5-9221-0902-4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1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2</text:p>
          </table:table-cell>
          <table:table-cell office:value-type="string" calcext:value-type="string">
            <text:p>978-5-9221-0537-8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2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office:value-type="string" calcext:value-type="string">
            <text:p>Анастасия Демишкевич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978-5-17-147535-2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3" calcext:value-type="float">
            <text:p>763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1</text:p>
          </table:table-cell>
          <table:table-cell office:value-type="string" calcext:value-type="string">
            <text:p>978-5-6054104-6-1</text:p>
          </table:table-cell>
          <table:table-cell office:value-type="string" calcext:value-type="string">
            <text:p>Компас черного капитана; Месть ледовой гончей</text:p>
          </table:table-cell>
          <table:table-cell office:value-type="string" calcext:value-type="string">
            <text:p>1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2</text:p>
          </table:table-cell>
          <table:table-cell office:value-type="string" calcext:value-type="string">
            <text:p>978-5-6054104-7-8</text:p>
          </table:table-cell>
          <table:table-cell office:value-type="string" calcext:value-type="string">
            <text:p>Месть ледовой гончей; Ледовая армия; У теля снежного кита</text:p>
          </table:table-cell>
          <table:table-cell office:value-type="string" calcext:value-type="string">
            <text:p>2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978-5-389-23031-6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978-5-389-19086-3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7" calcext:value-type="float">
            <text:p>767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1-2</text:p>
          </table:table-cell>
          <table:table-cell office:value-type="string" calcext:value-type="string">
            <text:p>978-5-389-21520-7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1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3-4</text:p>
          </table:table-cell>
          <table:table-cell office:value-type="string" calcext:value-type="string">
            <text:p>978-5-389-21521-4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2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9" calcext:value-type="float">
            <text:p>769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978-5-389-18733-7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978-5-389-23511-3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1" calcext:value-type="float">
            <text:p>771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Девяносто третий год; Труженники моря</text:p>
          </table:table-cell>
          <table:table-cell office:value-type="string" calcext:value-type="string">
            <text:p>978-5-389-29888-0</text:p>
          </table:table-cell>
          <table:table-cell office:value-type="string" calcext:value-type="string">
            <text:p>Девяносто третий год; Труженники моря; Последний день приговоренного к смер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2" calcext:value-type="float">
            <text:p>772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Детство Отрочество Юность; Повести и рассказы</text:p>
          </table:table-cell>
          <table:table-cell office:value-type="string" calcext:value-type="string">
            <text:p>978-5-389-30497-0</text:p>
          </table:table-cell>
          <table:table-cell office:value-type="string" calcext:value-type="string">
            <text:p>Детство. Отрочество. Юность; Севастопольские рассказы; Метель; Утро помещика; Три смерти; Казаки; Кавказский пленник; Смерть Ивана Ильича; Холстомер; Крейцерова соната; Отец Сергий; После бала; Хаджи-Мура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3" calcext:value-type="float">
            <text:p>773</text:p>
          </table:table-cell>
          <table:table-cell office:value-type="string" calcext:value-type="string">
            <text:p>Константин Седых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978-5-389-29149-2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978-5-389-30339-3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17, 1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978-5-389-25011-6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office:value-type="string" calcext:value-type="string">
            <text:p>Валерио Массимо Манфреди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978-5-389-23443-7</text:p>
          </table:table-cell>
          <table:table-cell office:value-type="string" calcext:value-type="string">
            <text:p>Сын сновидения; Пески Амона; Пределы мира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7" calcext:value-type="float">
            <text:p>777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978-5-389-26820-3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1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8" calcext:value-type="float">
            <text:p>778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978-5-389-26873-9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2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787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7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07:00:28.592467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11-01T07:27:21.658567324</dc:date>
    <meta:generator>LibreOffice/25.8.2.2$Linux_X86_64 LibreOffice_project/580$Build-2</meta:generator>
    <meta:editing-duration>P1DT9H7M17S</meta:editing-duration>
    <meta:editing-cycles>303</meta:editing-cycles>
    <meta:document-statistic meta:table-count="1" meta:cell-count="5453" meta:object-count="0"/>
    <meta:user-defined meta:name="AppVersion">16.0300</meta:user-defined>
  </office:meta>
</office:document-meta>
</file>